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A00000253D1D24142.png"/>
  <manifest:file-entry manifest:media-type="image/png" manifest:full-path="Pictures/10000000000003200000025819812F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outline1">
      <style:graphic-properties fo:min-height="14.895cm"/>
    </style:style>
    <style:style style:name="pr3" style:family="presentation" style:parent-style-name="lyt-bluelinesgrad-notes">
      <style:graphic-properties draw:fill-color="#ffffff" fo:min-height="12.572cm"/>
    </style:style>
    <style:style style:name="pr4" style:family="presentation" style:parent-style-name="lyt-bluelinesgrad-title">
      <style:graphic-properties fo:min-height="3.506cm"/>
    </style:style>
    <style:style style:name="pr5" style:family="presentation" style:parent-style-name="lyt-bluelinesgrad-outline1">
      <style:graphic-properties fo:min-height="12.129cm"/>
    </style:style>
    <style:style style:name="pr6" style:family="presentation" style:parent-style-name="lyt-bluelinesgrad-outline1">
      <style:graphic-properties fo:min-height="11.88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 xml:id="id1" draw:id="id1">
        <draw:frame presentation:style-name="pr1" draw:layer="layout" svg:width="25.199cm" svg:height="3.506cm" svg:x="1.4cm" svg:y="0.837cm" presentation:class="title">
          <draw:text-box>
            <text:p>Multiple source files<text:tab/></text:p>
          </draw:text-box>
        </draw:frame>
        <draw:frame presentation:style-name="pr2" draw:layer="layout" svg:width="25.199cm" svg:height="14.895cm" svg:x="1.4cm" svg:y="6.014cm" presentation:class="outline" presentation:user-transformed="true">
          <draw:text-box>
            <text:p/>
            <text:list text:style-name="L2">
              <text:list-item>
                <text:p>Makefile, added to SOURCES</text:p>
              </text:list-item>
              <text:list-item>
                <text:p>There are many ways to structure makefiles.</text:p>
              </text:list-item>
              <text:list-item>
                <text:p>Note that adding a new file is easy. <text:s/>Only need one change in the makefile</text:p>
              </text:list-item>
              <text:list-item>
                <text:p>Prototypes in header. <text:s/>What is #ifdef? What is the purpose?</text:p>
              </text:list-item>
              <text:list-item>
                <text:p>The #ifdef method IS commonly used</text:p>
              </text:list-item>
            </text:list>
          </draw:text-box>
        </draw:frame>
        <anim:par presentation:node-type="timing-root">
          <anim:par smil:begin="id1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1" xml:id="id2" draw:id="id2">
        <draw:frame presentation:style-name="pr4" draw:layer="layout" svg:width="25.199cm" svg:height="3.506cm" svg:x="1.4cm" svg:y="0.837cm" presentation:class="title">
          <draw:text-box>
            <text:p>Object in C</text:p>
          </draw:text-box>
        </draw:frame>
        <draw:frame presentation:style-name="pr5" draw:layer="layout" svg:width="25.199cm" svg:height="12.129cm" svg:x="1.4cm" svg:y="6.014cm" presentation:class="outline" presentation:user-transformed="true">
          <draw:text-box>
            <text:list text:style-name="L2">
              <text:list-item>
                <text:p>The data object is a struct, using typedef</text:p>
              </text:list-item>
              <text:list-item>
                <text:p>Member variables within struct</text:p>
              </text:list-item>
              <text:list-item>
                <text:p>Functions which have a pointer to struct as the first argument</text:p>
              </text:list-item>
              <text:list-item>
                <text:p>Note: we can have multiple “Planets”. <text:s/>i.e. multiple “instances” of the object.</text:p>
              </text:list-item>
              <text:list-item>
                <text:p>If we only want/need one “instance”, what would change?</text:p>
              </text:list-item>
            </text:list>
          </draw:text-box>
        </draw:frame>
        <anim:par presentation:node-type="timing-root">
          <anim:par smil:begin="id2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 xml:id="id3" draw:id="id3">
        <draw:frame presentation:style-name="pr4" draw:layer="layout" svg:width="25.199cm" svg:height="3.506cm" svg:x="1.4cm" svg:y="0.837cm" presentation:class="title">
          <draw:text-box>
            <text:p>Remaining “C” keywords</text:p>
          </draw:text-box>
        </draw:frame>
        <draw:frame presentation:style-name="pr6" draw:layer="layout" svg:width="25.199cm" svg:height="13.129cm" svg:x="1.4cm" svg:y="6.014cm" presentation:class="outline" presentation:user-transformed="true">
          <draw:text-box>
            <text:list text:style-name="L2">
              <text:list-item>
                <text:p>“auto” <text:s/>never needed, seldom used. </text:p>
              </text:list-item>
              <text:list-item>
                <text:p>“const” used more in C++, recently added to “C”</text:p>
              </text:list-item>
              <text:list-item>
                <text:p>“enum”, replace multipe defines</text:p>
              </text:list-item>
              <text:list-item>
                <text:p>“extern”, see ex3</text:p>
              </text:list-item>
              <text:list-item>
                <text:p>“register”, a hint for the compiler</text:p>
              </text:list-item>
              <text:list-item>
                <text:p>“static”, make a local variable persistent</text:p>
              </text:list-item>
              <text:list-item>
                <text:p>“switch”,”case”,”default” <text:s/>Used instead of if's and “else if”'s .</text:p>
              </text:list-item>
            </text:list>
          </draw:text-box>
        </draw:frame>
        <anim:par presentation:node-type="timing-root">
          <anim:par smil:begin="id3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1" xml:id="id4" draw:id="id4">
        <draw:frame presentation:style-name="pr4" draw:layer="layout" svg:width="25.199cm" svg:height="3.506cm" svg:x="1.4cm" svg:y="0.837cm" presentation:class="title">
          <draw:text-box>
            <text:p>More C keywords</text:p>
          </draw:text-box>
        </draw:frame>
        <draw:frame presentation:style-name="pr6" draw:layer="layout" svg:width="25.199cm" svg:height="11.886cm" svg:x="1.4cm" svg:y="6.014cm" presentation:class="outline">
          <draw:text-box>
            <text:list text:style-name="L2">
              <text:list-item>
                <text:p>“typedef”, better solution than #define for assigning names to types</text:p>
              </text:list-item>
              <text:list-item>
                <text:p>“union”, like “struct” except....</text:p>
              </text:list-item>
              <text:list-item>
                <text:p>“volatile”, another IMPORTANT hint to the compiler. <text:s/>The opposite(ish) of register...</text:p>
              </text:list-item>
            </text:list>
          </draw:text-box>
        </draw:frame>
        <anim:par presentation:node-type="timing-root">
          <anim:par smil:begin="id4.begin">
            <anim:transitionFilter smil:dur="2s" smil:type="slideWipe" smil:subtype="fromTopRight"/>
          </anim:par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 xml:id="id5" draw:id="id5">
        <draw:frame presentation:style-name="pr4" draw:layer="layout" svg:width="25.199cm" svg:height="3.506cm" svg:x="1.4cm" svg:y="0.837cm" presentation:class="title">
          <draw:text-box>
            <text:p>Other important concepts</text:p>
          </draw:text-box>
        </draw:frame>
        <draw:frame presentation:style-name="pr6" draw:layer="layout" svg:width="25.199cm" svg:height="15.661cm" svg:x="1.4cm" svg:y="6.014cm" presentation:class="outline" presentation:user-transformed="true">
          <draw:text-box>
            <text:list text:style-name="L2">
              <text:list-item>
                <text:p>The “stack”, as opposed to a type of data structure named “stack”</text:p>
              </text:list-item>
              <text:list-item>
                <text:p>libraries, a package of object files. “man ar”</text:p>
              </text:list-item>
              <text:list-item>
                <text:p>heap, used by malloc and free (also “new” and “delete” in C++</text:p>
              </text:list-item>
              <text:list-item>
                <text:p>va_list, <text:s/>how printf works without a pre-defined <text:s/>number of arguments.</text:p>
              </text:list-item>
              <text:list-item>
                <text:p>function pointers, see ex3</text:p>
              </text:list-item>
              <text:list-item>
                <text:p>nested loops (ex3)</text:p>
                <text:p/>
              </text:list-item>
            </text:list>
          </draw:text-box>
        </draw:frame>
        <anim:par presentation:node-type="timing-root">
          <anim:par smil:begin="id5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bluelinesdark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3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Klamet</meta:initial-creator>
    <meta:creation-date>2014-08-10T12:11:45.26</meta:creation-date>
    <meta:editing-duration>PT17H22M35S</meta:editing-duration>
    <meta:editing-cycles>48</meta:editing-cycles>
    <dc:date>2014-09-01T17:40:11.02</dc:date>
    <dc:creator>David Klamet</dc:creator>
    <meta:generator>OpenOffice/4.1.0$Win32 OpenOffice.org_project/410m18$Build-9764</meta:generator>
    <meta:document-statistic meta:object-count="63"/>
  </office:meta>
</office:document-meta>
</file>